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float" office:value="0.61665" calcext:value-type="float">
            <text:p>0,61665</text:p>
          </table:table-cell>
          <table:table-cell/>
        </table:table-row>
        <table:table-row table:style-name="ro2">
          <table:table-cell office:value-type="float" office:value="0.61695" calcext:value-type="float">
            <text:p>0,61695</text:p>
          </table:table-cell>
          <table:table-cell table:style-name="ce2" table:formula="of:=AVERAGE([.A1:.A10])" office:value-type="float" office:value="0.6188749" calcext:value-type="float">
            <text:p>0,6188749</text:p>
          </table:table-cell>
        </table:table-row>
        <table:table-row table:style-name="ro1">
          <table:table-cell office:value-type="float" office:value="0.627731" calcext:value-type="float">
            <text:p>0,627731</text:p>
          </table:table-cell>
          <table:table-cell/>
        </table:table-row>
        <table:table-row table:style-name="ro2">
          <table:table-cell office:value-type="float" office:value="0.614055" calcext:value-type="float">
            <text:p>0,614055</text:p>
          </table:table-cell>
          <table:table-cell table:style-name="ce3" table:formula="of:=STDEVPA([.A1:.A10])" office:value-type="float" office:value="0.00461769274530039" calcext:value-type="float">
            <text:p>0,0046176927</text:p>
          </table:table-cell>
        </table:table-row>
        <table:table-row table:style-name="ro1">
          <table:table-cell office:value-type="float" office:value="0.616868" calcext:value-type="float">
            <text:p>0,616868</text:p>
          </table:table-cell>
          <table:table-cell/>
        </table:table-row>
        <table:table-row table:style-name="ro1">
          <table:table-cell office:value-type="float" office:value="0.614344" calcext:value-type="float">
            <text:p>0,614344</text:p>
          </table:table-cell>
          <table:table-cell/>
        </table:table-row>
        <table:table-row table:style-name="ro1">
          <table:table-cell office:value-type="float" office:value="0.620187" calcext:value-type="float">
            <text:p>0,620187</text:p>
          </table:table-cell>
          <table:table-cell/>
        </table:table-row>
        <table:table-row table:style-name="ro1">
          <table:table-cell office:value-type="float" office:value="0.614514" calcext:value-type="float">
            <text:p>0,614514</text:p>
          </table:table-cell>
          <table:table-cell/>
        </table:table-row>
        <table:table-row table:style-name="ro1">
          <table:table-cell office:value-type="float" office:value="0.626024" calcext:value-type="float">
            <text:p>0,626024</text:p>
          </table:table-cell>
          <table:table-cell/>
        </table:table-row>
        <table:table-row table:style-name="ro1">
          <table:table-cell office:value-type="float" office:value="0.621426" calcext:value-type="float">
            <text:p>0,6214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23:23:32.863819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8T00:33:50.602944802</dc:date>
    <dc:creator>George </dc:creator>
    <meta:editing-duration>PT2H1M3S</meta:editing-duration>
    <meta:editing-cycles>14</meta:editing-cycles>
    <meta:generator>LibreOffice/5.0.3.2$Linux_X86_64 LibreOffice_project/00m0$Build-2</meta:generator>
    <meta:document-statistic meta:table-count="1" meta:cell-count="12" meta:object-count="0"/>
  </office:meta>
</office:document-meta>
</file>